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1pt solid #000000" fo:border-right="none" fo:border-top="0.5pt solid #000000" fo:border-bottom="0.1pt solid #000000" style:writing-mode="lr-tb"/>
    </style:style>
    <style:style style:name="Table1.C1" style:family="table-cell">
      <style:table-cell-properties style:vertical-align="top" fo:padding="0.097cm" fo:border-left="0.1pt solid #000000" fo:border-right="0.1pt solid #000000" fo:border-top="0.5pt solid #000000" fo:border-bottom="0.1pt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1pt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7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8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9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0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1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5" style:family="table">
      <style:table-properties style:width="15.669cm" fo:margin-left="0.131cm" table:align="left" style:writing-mode="lr-tb"/>
    </style:style>
    <style:style style:name="Table5.A" style:family="table-column">
      <style:table-column-properties style:column-width="2.575cm"/>
    </style:style>
    <style:style style:name="Table5.B" style:family="table-column">
      <style:table-column-properties style:column-width="13.093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123cm" fo:padding-right="0.123cm" fo:padding-top="0cm" fo:padding-bottom="0cm" fo:border="0.1pt solid #000000" style:writing-mode="lr-tb"/>
    </style:style>
    <style:style style:name="Table5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none" style:writing-mode="lr-tb"/>
    </style:style>
    <style:style style:name="Table5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none" style:writing-mode="lr-tb"/>
    </style:style>
    <style:style style:name="Table5.A5" style:family="table-cell">
      <style:table-cell-properties style:vertical-align="middle" fo:padding-left="0.123cm" fo:padding-right="0.123cm" fo:padding-top="0cm" fo:padding-bottom="0cm" fo:border-left="0.1pt solid #000000" fo:border-right="none" fo:border-top="0.1pt solid #000000" fo:border-bottom="0.1pt solid #000000" style:writing-mode="lr-tb"/>
    </style:style>
    <style:style style:name="Table5.B5" style:family="table-cell">
      <style:table-cell-properties style:vertical-align="middle" fo:padding-left="0.123cm" fo:padding-right="0.123cm" fo:padding-top="0cm" fo:padding-bottom="0cm" fo:border="0.1pt solid #000000" style:writing-mode="lr-tb"/>
    </style:style>
    <style:style style:name="Table5.A6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7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7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8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8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62cm" table:align="left" style:writing-mode="lr-tb"/>
    </style:style>
    <style:style style:name="Table6.A" style:family="table-column">
      <style:table-column-properties style:column-width="17.06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7.A4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7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7.A5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7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7.A6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7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5.669cm" fo:margin-left="0.131cm" table:align="left" style:writing-mode="lr-tb"/>
    </style:style>
    <style:style style:name="Table8.A" style:family="table-column">
      <style:table-column-properties style:column-width="2.575cm"/>
    </style:style>
    <style:style style:name="Table8.B" style:family="table-column">
      <style:table-column-properties style:column-width="13.093cm"/>
    </style:style>
    <style:style style:name="Table8.1" style:family="table-row">
      <style:table-row-properties style:min-row-height="0.564cm" style:keep-together="true" fo:keep-together="auto"/>
    </style:style>
    <style:style style:name="Table8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8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8.B2" style:family="table-cell">
      <style:table-cell-properties style:vertical-align="middle" fo:background-color="#e6e6e6" fo:padding-left="0.123cm" fo:padding-right="0.123cm" fo:padding-top="0cm" fo:padding-bottom="0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8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5.669cm" fo:margin-left="0.131cm" table:align="left" style:writing-mode="lr-tb"/>
    </style:style>
    <style:style style:name="Table9.A" style:family="table-column">
      <style:table-column-properties style:column-width="2.575cm"/>
    </style:style>
    <style:style style:name="Table9.B" style:family="table-column">
      <style:table-column-properties style:column-width="13.093cm"/>
    </style:style>
    <style:style style:name="Table9.1" style:family="table-row">
      <style:table-row-properties style:min-row-height="0.564cm" style:keep-together="true" fo:keep-together="auto"/>
    </style:style>
    <style:style style:name="Table9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9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9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9.B2" style:family="table-cell">
      <style:table-cell-properties style:vertical-align="middle" fo:background-color="#e6e6e6" fo:padding-left="0.123cm" fo:padding-right="0.123cm" fo:padding-top="0cm" fo:padding-bottom="0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9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9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9.A4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9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9.A5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9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9.A6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9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9.A7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9.B7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1" style:family="table">
      <style:table-properties style:width="15.662cm" fo:margin-left="0.131cm" table:align="left" style:writing-mode="lr-tb"/>
    </style:style>
    <style:style style:name="Table11.A" style:family="table-column">
      <style:table-column-properties style:column-width="2.574cm"/>
    </style:style>
    <style:style style:name="Table11.B" style:family="table-column">
      <style:table-column-properties style:column-width="2.461cm"/>
    </style:style>
    <style:style style:name="Table11.C" style:family="table-column">
      <style:table-column-properties style:column-width="10.627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C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7.062cm" table:align="left" style:writing-mode="lr-tb"/>
    </style:style>
    <style:style style:name="Table12.A" style:family="table-column">
      <style:table-column-properties style:column-width="17.06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3" style:family="table">
      <style:table-properties style:width="15.669cm" fo:margin-left="0.131cm" table:align="left" style:writing-mode="lr-tb"/>
    </style:style>
    <style:style style:name="Table13.A" style:family="table-column">
      <style:table-column-properties style:column-width="2.575cm"/>
    </style:style>
    <style:style style:name="Table13.B" style:family="table-column">
      <style:table-column-properties style:column-width="13.093cm"/>
    </style:style>
    <style:style style:name="Table13.1" style:family="table-row">
      <style:table-row-properties style:min-row-height="0.564cm" style:keep-together="true" fo:keep-together="auto"/>
    </style:style>
    <style:style style:name="Table13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3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3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17.062cm" table:align="left" style:writing-mode="lr-tb"/>
    </style:style>
    <style:style style:name="Table14.A" style:family="table-column">
      <style:table-column-properties style:column-width="17.062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5" style:family="table">
      <style:table-properties style:width="15.669cm" fo:margin-left="0.131cm" table:align="left" style:writing-mode="lr-tb"/>
    </style:style>
    <style:style style:name="Table15.A" style:family="table-column">
      <style:table-column-properties style:column-width="4.325cm"/>
    </style:style>
    <style:style style:name="Table15.B" style:family="table-column">
      <style:table-column-properties style:column-width="2.499cm"/>
    </style:style>
    <style:style style:name="Table15.C" style:family="table-column">
      <style:table-column-properties style:column-width="8.844cm"/>
    </style:style>
    <style:style style:name="Table15.1" style:family="table-row">
      <style:table-row-properties style:min-row-height="0.564cm" style:keep-together="true" fo:keep-together="auto"/>
    </style:style>
    <style:style style:name="Table15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5.C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5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5.C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P1" style:family="paragraph" style:parent-style-name="Contenido_20_de_20_la_20_tabla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Contenido_20_de_20_la_20_tabla">
      <style:paragraph-properties fo:margin-top="0cm" fo:margin-bottom="0.212cm" style:snap-to-layout-grid="false"/>
    </style:style>
    <style:style style:name="P4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5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6" style:family="paragraph" style:parent-style-name="Contenido_20_de_20_la_20_tabla">
      <style:paragraph-properties fo:margin-top="0cm" fo:margin-bottom="0cm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size-asian="10pt" style:language-asian="ar" style:country-asian="SA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margin-left="1.252cm" fo:margin-right="0.009cm" fo:margin-top="0.101cm" fo:margin-bottom="0cm" fo:text-indent="-1.349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28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9" style:family="paragraph" style:parent-style-name="Numero">
      <style:paragraph-properties style:snap-to-layout-grid="false"/>
    </style:style>
    <style:style style:name="P30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language-asian="ar" style:country-asian="SA" style:font-name-complex="Arial" style:font-size-complex="10pt"/>
    </style:style>
    <style:style style:name="P3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5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size-asian="10pt" style:language-asian="ar" style:country-asian="SA" style:font-name-complex="Arial" style:font-size-complex="10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3" style:family="text">
      <style:text-properties style:font-name="Arial" fo:font-size="10pt" style:font-name-asian="Arial" style:font-size-asian="10pt" style:font-name-complex="Arial" style:font-size-complex="10pt" style:language-complex="zxx" style:country-complex="none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6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s" fo:country="ES" fo:font-weight="bold" style:font-size-asian="10pt" style:language-asian="ar" style:country-asian="SA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s" fo:country="ES" fo:font-weight="bold" style:font-name-asian="Arial" style:font-size-asian="10pt" style:language-asian="ar" style:country-asian="SA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s" fo:country="ES" style:font-size-asian="10pt" style:language-asian="ar" style:country-asian="SA" style:font-name-complex="Arial" style:font-size-complex="10pt" style:font-weight-complex="bold"/>
    </style:style>
    <style:style style:name="T10" style:family="text">
      <style:text-properties style:font-name="Arial" fo:font-size="10pt" fo:language="es" fo:country="ES" style:font-name-asian="Arial" style:font-size-asian="10pt" style:language-asian="ar" style:country-asian="SA" style:font-name-complex="Arial" style:font-size-complex="10pt" style:font-weight-complex="bold"/>
    </style:style>
    <style:style style:name="T1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12" style:family="text">
      <style:text-properties fo:color="#000000" style:font-name="Arial" fo:font-size="10pt" fo:language="es" fo:country="ES" fo:font-weight="bold" style:font-name-asian="Arial" style:font-size-asian="10pt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fo:color="#000000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15" style:family="text">
      <style:text-properties fo:color="#000000" style:font-name="Arial" fo:font-size="10pt" fo:language="es" fo:country="ES" fo:font-style="italic" fo:font-weight="bold" style:font-name-asian="Arial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16" style:family="text">
      <style:text-properties fo:color="#000000" style:font-name="Arial" fo:font-size="10pt" fo:language="es" fo:country="ES" fo:font-style="italic" fo:font-weight="bold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17" style:family="text">
      <style:text-properties fo:font-size="10pt" style:font-size-asian="10pt" style:font-name-complex="Tahoma" style:font-size-complex="10pt" style:language-complex="zxx" style:country-complex="none"/>
    </style:style>
    <style:style style:name="T18" style:family="text"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T19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20" style:family="text">
      <style:text-properties fo:font-variant="small-caps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T21" style:family="text">
      <style:text-properties fo:font-variant="small-caps" style:font-name="Arial" fo:font-size="10pt" fo:language="es" fo:country="ES" fo:font-weight="bold" style:font-size-asian="10pt" style:language-asian="ar" style:country-asian="SA" style:font-weight-asian="bold" style:font-name-complex="Arial" style:font-size-complex="10pt" style:font-weight-complex="bold"/>
    </style:style>
    <style:style style:name="T22" style:family="text">
      <style:text-properties fo:font-variant="small-caps" style:font-name="Arial" fo:font-size="10pt" fo:language="es" fo:country="ES" fo:font-weight="bold" style:font-name-asian="Arial" style:font-size-asian="10pt" style:font-weight-asian="bold" style:font-name-complex="Arial" style:font-size-complex="10pt" style:language-complex="zxx" style:country-complex="none" style:font-weight-complex="bold"/>
    </style:style>
    <style:style style:name="T23" style:family="text">
      <style:text-properties fo:font-variant="small-caps" style:font-name="Arial" fo:font-size="10pt" fo:language="es" fo:country="ES" fo:font-weight="bold" style:font-name-asian="Arial" style:font-size-asian="10pt" style:language-asian="ar" style:country-asian="SA" style:font-weight-asian="bold" style:font-name-complex="Arial" style:font-size-complex="10pt" style:font-weight-complex="bold"/>
    </style:style>
    <style:style style:name="T24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pan text:style-name="T18">CASO</text:span><text:span text:style-name="T22"> </text:span><text:span text:style-name="T20">DE</text:span><text:span text:style-name="T22"> </text:span><text:span text:style-name="T20">USO</text:span><text:span text:style-name="T22"> </text:span><text:span text:style-name="T20">CU000</text:span><text:span text:style-name="T18">4</text:span><text:span text:style-name="T22"> – </text:span><text:span text:style-name="T20">Administrar</text:span><text:span text:style-name="T22"> </text:span><text:span text:style-name="T20">Usuario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Elaboró:</text:span><text:span text:style-name="T3"> Poveda, Franco</text:span></text:p>
          </table:table-cell>
          <table:table-cell table:style-name="Table1.A1" office:value-type="string">
            <text:p text:style-name="P2">Aprobó:<text:span text:style-name="T1"> </text:span></text:p>
          </table:table-cell>
          <table:table-cell table:style-name="Table1.C1" office:value-type="string">
            <text:p text:style-name="P2">Revisó:</text:p>
          </table:table-cell>
        </table:table-row>
        <table:table-row table:style-name="Table1.2">
          <table:table-cell table:style-name="Table1.A2" office:value-type="string">
            <text:p text:style-name="P3"><text:span text:style-name="T2">Fecha:</text:span><text:span text:style-name="T3"> </text:span><text:span text:style-name="T2">09/05/2012</text:span></text:p>
          </table:table-cell>
          <table:table-cell table:style-name="Table1.A2" office:value-type="string">
            <text:p text:style-name="P2">Fecha:<text:span text:style-name="T1"> </text:span></text:p>
          </table:table-cell>
          <table:table-cell table:style-name="Table1.C2" office:value-type="string">
            <text:p text:style-name="P2">Fecha:<text:span text:style-name="T1"> </text:span></text:p>
          </table:table-cell>
        </table:table-row>
      </table:table>
      <text:p text:style-name="P8"/>
      <text:p text:style-name="P11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2"><text:span text:style-name="T24">Resumen</text:span><text:span text:style-name="T1"> </text:span>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2" text:outline-level="3">Código</text:h>
          </table:table-cell>
          <table:table-cell table:style-name="Table3.B1" office:value-type="string">
            <text:p text:style-name="P7"><text:span text:style-name="T4">CU0004</text:span></text:p>
          </table:table-cell>
        </table:table-row>
        <table:table-row table:style-name="Table3.1">
          <table:table-cell table:style-name="Table3.A2" office:value-type="string">
            <text:h text:style-name="P32" text:outline-level="3">Paquete</text:h>
          </table:table-cell>
          <table:table-cell table:style-name="Table3.B2" office:value-type="string">
            <text:p text:style-name="P13">General</text:p>
          </table:table-cell>
        </table:table-row>
        <table:table-row table:style-name="Table3.1">
          <table:table-cell table:style-name="Table3.A2" office:value-type="string">
            <text:h text:style-name="P32" text:outline-level="3">Nombre</text:h>
          </table:table-cell>
          <table:table-cell table:style-name="Table3.B3" office:value-type="string">
            <text:p text:style-name="P15"><text:span text:style-name="T24">Administrar</text:span><text:span text:style-name="T1"> </text:span>Usuarios</text:p>
          </table:table-cell>
        </table:table-row>
        <table:table-row table:style-name="Table3.1">
          <table:table-cell table:style-name="Table3.A2" office:value-type="string">
            <text:h text:style-name="P34" text:outline-level="3">Versión</text:h>
          </table:table-cell>
          <table:table-cell table:style-name="Table3.B4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4" text:outline-level="3">Prioridad</text:h>
          </table:table-cell>
          <table:table-cell table:style-name="Table3.B5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4" text:outline-level="3">Confeccionó</text:h>
          </table:table-cell>
          <table:table-cell table:style-name="Table3.B6" office:value-type="string">
            <text:p text:style-name="P13">Poveda, Franco</text:p>
          </table:table-cell>
        </table:table-row>
        <table:table-row table:style-name="Table3.1">
          <table:table-cell table:style-name="Table3.A2" office:value-type="string">
            <text:h text:style-name="P34" text:outline-level="3">Relevó</text:h>
          </table:table-cell>
          <table:table-cell table:style-name="Table3.B7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4" text:outline-level="3">Revisó</text:h>
          </table:table-cell>
          <table:table-cell table:style-name="Table3.B8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4" text:outline-level="3">Descripción</text:h>
          </table:table-cell>
          <table:table-cell table:style-name="Table3.B9" office:value-type="string">
            <text:p text:style-name="P15"><text:span text:style-name="T24">Es</text:span><text:span text:style-name="T1"> </text:span>utilizado<text:span text:style-name="T1"> </text:span>para<text:span text:style-name="T1"> </text:span>gestionar<text:span text:style-name="T1"> <text:s/></text:span>los<text:span text:style-name="T1"> </text:span>usuarios<text:span text:style-name="T1"> </text:span>finales<text:span text:style-name="T1"> </text:span>de<text:span text:style-name="T1"> </text:span>Umbook,<text:span text:style-name="T1"> </text:span>estos,<text:span text:style-name="T1"> </text:span>si<text:span text:style-name="T1"> </text:span>son<text:span text:style-name="T1"> </text:span>denunciados,<text:span text:style-name="T1"> </text:span>el<text:span text:style-name="T1"> </text:span>Administrador<text:span text:style-name="T1"> <text:s/></text:span>revisa<text:span text:style-name="T1"> </text:span>las<text:span text:style-name="T1"> </text:span>denuncia<text:span text:style-name="T1"> </text:span>y<text:span text:style-name="T1"> </text:span>según<text:span text:style-name="T1"> </text:span>reglas<text:span text:style-name="T1"> </text:span>del<text:span text:style-name="T1"> </text:span>sitio,<text:span text:style-name="T1"> </text:span>los<text:span text:style-name="T1"> </text:span>elimina,<text:span text:style-name="T1"> </text:span>suspende,<text:span text:style-name="T1"> </text:span>advierte<text:span text:style-name="T1"> </text:span>o<text:span text:style-name="T1"> </text:span>mantiene<text:span text:style-name="T1"> </text:span>en<text:span text:style-name="T1"> </text:span>el<text:span text:style-name="T1"> </text:span>sistema.</text:p>
          </table:table-cell>
        </table:table-row>
        <table:table-row table:style-name="Table3.1">
          <table:table-cell table:style-name="Table3.A2" office:value-type="string">
            <text:h text:style-name="P34" text:outline-level="3">Actores</text:h>
          </table:table-cell>
          <table:table-cell table:style-name="Table3.B10" office:value-type="string">
            <text:p text:style-name="P7"><text:span text:style-name="T6">Actor</text:span><text:span text:style-name="T8"> </text:span><text:span text:style-name="T7">1:</text:span><text:span text:style-name="T8"> </text:span><text:span text:style-name="T5">Administrador.</text:span></text:p>
            <text:p text:style-name="P7"><text:span text:style-name="T6">Actor</text:span><text:span text:style-name="T8"> </text:span><text:span text:style-name="T7">2:</text:span><text:span text:style-name="T10"> </text:span><text:span text:style-name="T9">Miembro.</text:span></text:p>
          </table:table-cell>
        </table:table-row>
        <table:table-row table:style-name="Table3.1">
          <table:table-cell table:style-name="Table3.A2" office:value-type="string">
            <text:h text:style-name="P33" text:outline-level="3"><text:span text:style-name="T24">Frecuencia</text:span><text:span text:style-name="T1"> </text:span></text:h>
          </table:table-cell>
          <table:table-cell table:style-name="Table3.B11" office:value-type="string">
            <text:p text:style-name="P18">Diariamente</text:p>
          </table:table-cell>
        </table:table-row>
        <table:table-row table:style-name="Table3.1">
          <table:table-cell table:style-name="Table3.A2" office:value-type="string">
            <text:h text:style-name="P32" text:outline-level="3">Comentarios</text:h>
          </table:table-cell>
          <table:table-cell table:style-name="Table3.B12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h text:style-name="P32" text:outline-level="3">Observaciones</text:h>
          </table:table-cell>
          <table:table-cell table:style-name="Table3.B13" office:value-type="string">
            <text:p text:style-name="P18"/>
          </table:table-cell>
        </table:table-row>
      </table:table>
      <text:p text:style-name="P26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7"><text:span text:style-name="T23"><text:s/></text:span><text:span text:style-name="T19">Curso</text:span><text:span text:style-name="T23"> </text:span><text:span text:style-name="T21">Normal</text:span></text:p>
            </table:table-cell>
          </table:table-row>
        </table:table-header-rows>
      </table:table>
      <text:p text:style-name="P19">l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35" text:outline-level="3">Precondición</text:h>
          </table:table-cell>
          <table:table-cell table:style-name="Table5.B1" office:value-type="string">
            <text:p text:style-name="P15"><text:span text:style-name="T24">Un</text:span><text:span text:style-name="T1"> </text:span>usuario<text:span text:style-name="T1"> </text:span>miembro<text:span text:style-name="T1"> </text:span>denuncia<text:span text:style-name="T1"> </text:span>a<text:span text:style-name="T1"> </text:span>otro<text:span text:style-name="T1"> </text:span>usuario<text:span text:style-name="T1"> </text:span>por<text:span text:style-name="T1"> </text:span>uso<text:span text:style-name="T1"> </text:span>indebido<text:span text:style-name="T1"> </text:span>del<text:span text:style-name="T1"> </text:span>sistema</text:p>
          </table:table-cell>
        </table:table-row>
        <table:table-row table:style-name="Table5.1">
          <table:table-cell table:style-name="Table5.A2" office:value-type="string">
            <text:p text:style-name="P28">Nº</text:p>
          </table:table-cell>
          <table:table-cell table:style-name="Table5.B2" office:value-type="string">
            <text:h text:style-name="P32" text:outline-level="3">Paso<text:span text:style-name="T1"> </text:span>(Flujo<text:span text:style-name="T1"> </text:span>de<text:span text:style-name="T1"> </text:span>Sucesos)</text:h>
          </table:table-cell>
        </table:table-row>
        <table:table-row table:style-name="Table5.1">
          <table:table-cell table:style-name="Table5.A3" office:value-type="string">
            <text:p text:style-name="P14">1</text:p>
          </table:table-cell>
          <table:table-cell table:style-name="Table5.B3" office:value-type="string">
            <text:p text:style-name="P15"><text:span text:style-name="T24">El</text:span><text:span text:style-name="T1"> </text:span>sistema<text:span text:style-name="T1"> </text:span>envía<text:span text:style-name="T1"> </text:span>al<text:span text:style-name="T1"> </text:span>usuario<text:span text:style-name="T1"> </text:span>administrador<text:span text:style-name="T1"> </text:span>un<text:span text:style-name="T1"> </text:span>mail<text:span text:style-name="T1"> </text:span>de<text:span text:style-name="T1"> </text:span>denuncia,<text:span text:style-name="T1"> </text:span>con<text:span text:style-name="T1"> </text:span>el<text:span text:style-name="T1"> </text:span>comentario<text:span text:style-name="T1"> </text:span>o<text:span text:style-name="T1"> </text:span>foto,<text:span text:style-name="T1"> </text:span>indebido<text:span text:style-name="T1"> </text:span>y<text:span text:style-name="T1"> </text:span>datos<text:span text:style-name="T1"> </text:span>del<text:span text:style-name="T1"> </text:span>usuario.</text:p>
          </table:table-cell>
        </table:table-row>
        <table:table-row table:style-name="Table5.1">
          <table:table-cell table:style-name="Table5.A4" office:value-type="string">
            <text:p text:style-name="P14">2</text:p>
          </table:table-cell>
          <table:table-cell table:style-name="Table5.B4" office:value-type="string">
            <text:p text:style-name="P15"><text:span text:style-name="T24">El</text:span><text:span text:style-name="T1"> </text:span>administrador<text:span text:style-name="T1"> </text:span>revisa<text:span text:style-name="T1"> </text:span>el<text:span text:style-name="T1"> </text:span>abuso<text:span text:style-name="T1"> </text:span>cometido,<text:span text:style-name="T1"> </text:span>si<text:span text:style-name="T1"> </text:span>contradice<text:span text:style-name="T1"> </text:span>o<text:span text:style-name="T1"> </text:span>no,<text:span text:style-name="T1"> </text:span>las<text:span text:style-name="T1"> </text:span>reglas</text:p>
          </table:table-cell>
        </table:table-row>
        <table:table-row table:style-name="Table5.1">
          <table:table-cell table:style-name="Table5.A5" office:value-type="string">
            <text:p text:style-name="P14">3</text:p>
          </table:table-cell>
          <table:table-cell table:style-name="Table5.B5" office:value-type="string">
            <text:p text:style-name="P15"><text:span text:style-name="T24">El</text:span><text:span text:style-name="T1"> </text:span>usuario<text:span text:style-name="T1"> </text:span>ingresa<text:span text:style-name="T1"> </text:span>al<text:span text:style-name="T1"> </text:span>sistema,<text:span text:style-name="T1"> <text:s/></text:span>busca<text:span text:style-name="T1"> </text:span>y<text:span text:style-name="T1"> </text:span>selecciona<text:span text:style-name="T1"> </text:span>el<text:span text:style-name="T1"> </text:span>usuario<text:span text:style-name="T1"> </text:span>denunciado.<text:span text:style-name="T1"> </text:span>{cd<text:span text:style-name="T1"> </text:span>3.1}</text:p>
          </table:table-cell>
        </table:table-row>
        <table:table-row table:style-name="Table5.1">
          <table:table-cell table:style-name="Table5.A6" office:value-type="string">
            <text:p text:style-name="P14">4</text:p>
          </table:table-cell>
          <table:table-cell table:style-name="Table5.B6" office:value-type="string">
            <text:p text:style-name="P15"><text:span text:style-name="T24">El</text:span><text:span text:style-name="T1"> </text:span>sistema<text:span text:style-name="T1"> </text:span>muestra<text:span text:style-name="T1"> </text:span>opciones<text:span text:style-name="T1"> </text:span>[advertir]<text:span text:style-name="T1"> </text:span>{sf<text:span text:style-name="T1"> </text:span>4.1}<text:span text:style-name="T1"> <text:s/></text:span>[eliminar]<text:span text:style-name="T1"> </text:span>{5.1}<text:span text:style-name="T1"> <text:s/></text:span>[suspender]<text:span text:style-name="T1"> </text:span>{6.1}</text:p>
          </table:table-cell>
        </table:table-row>
        <table:table-row table:style-name="Table5.1">
          <table:table-cell table:style-name="Table5.A7" office:value-type="string">
            <text:p text:style-name="P14">5</text:p>
          </table:table-cell>
          <table:table-cell table:style-name="Table5.B7" office:value-type="string">
            <text:p text:style-name="P15"><text:span text:style-name="T24">El</text:span><text:span text:style-name="T1"> </text:span>administrador<text:span text:style-name="T1"> </text:span>selecciona<text:span text:style-name="T1"> </text:span>una<text:span text:style-name="T1"> </text:span>opción</text:p>
          </table:table-cell>
        </table:table-row>
        <table:table-row table:style-name="Table5.1">
          <table:table-cell table:style-name="Table5.A8" office:value-type="string">
            <text:p text:style-name="P14">6</text:p>
          </table:table-cell>
          <table:table-cell table:style-name="Table5.B8" office:value-type="string">
            <text:p text:style-name="P15"><text:span text:style-name="T24">Fin</text:span><text:span text:style-name="T1"> </text:span>del<text:span text:style-name="T1"> </text:span>Caso<text:span text:style-name="T1"> </text:span>de<text:span text:style-name="T1"> </text:span>Uso</text:p>
          </table:table-cell>
        </table:table-row>
      </table:table>
      <text:p text:style-name="P26"/>
      <table:table table:name="Table6" table:style-name="Table6">
        <table:table-column table:style-name="Table6.A"/>
        <table:table-header-rows>
          <table:table-row table:style-name="Table6.1">
            <table:table-cell table:style-name="Table6.A1" office:value-type="string">
              <text:h text:style-name="P36" text:outline-level="5">Subflujos</text:h>
            </table:table-cell>
          </table:table-row>
        </table:table-header-rows>
      </table:table>
      <text:p text:style-name="P2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9"><text:span text:style-name="T2">sf</text:span><text:span text:style-name="T3"> </text:span><text:span text:style-name="T2">4.1</text:span></text:p>
          </table:table-cell>
          <table:table-cell table:style-name="Table7.B1" office:value-type="string">
            <text:h text:style-name="P32" text:outline-level="3">&lt;Advertir&gt;</text:h>
          </table:table-cell>
        </table:table-row>
        <table:table-row table:style-name="Table7.1">
          <table:table-cell table:style-name="Table7.A2" office:value-type="string">
            <text:p text:style-name="P20">N°</text:p>
          </table:table-cell>
          <table:table-cell table:style-name="Table7.B2" office:value-type="string">
            <text:h text:style-name="P32" text:outline-level="3">Paso</text:h>
          </table:table-cell>
        </table:table-row>
        <table:table-row table:style-name="Table7.1">
          <table:table-cell table:style-name="Table7.A3" office:value-type="string">
            <text:p text:style-name="P14">4.1.1</text:p>
          </table:table-cell>
          <table:table-cell table:style-name="Table7.B3" office:value-type="string">
            <text:p text:style-name="P15"><text:span text:style-name="T24">El</text:span><text:span text:style-name="T1"> </text:span>administrador<text:span text:style-name="T1"> </text:span>constata<text:span text:style-name="T1"> </text:span>según<text:span text:style-name="T1"> </text:span>reglas<text:span text:style-name="T1"> </text:span>que<text:span text:style-name="T1"> </text:span>solo<text:span text:style-name="T1"> </text:span>es<text:span text:style-name="T1"> </text:span>necesario<text:span text:style-name="T1"> </text:span>advertir</text:p>
          </table:table-cell>
        </table:table-row>
        <table:table-row table:style-name="Table7.1">
          <table:table-cell table:style-name="Table7.A4" office:value-type="string">
            <text:p text:style-name="P14">4.1.2</text:p>
          </table:table-cell>
          <table:table-cell table:style-name="Table7.B4" office:value-type="string">
            <text:p text:style-name="P15"><text:span text:style-name="T24">El</text:span><text:span text:style-name="T1"> </text:span>administrador<text:span text:style-name="T1"> </text:span>hace<text:span text:style-name="T1"> </text:span>un<text:span text:style-name="T1"> </text:span>click<text:span text:style-name="T1"> </text:span>sobre<text:span text:style-name="T1"> </text:span>advertir</text:p>
          </table:table-cell>
        </table:table-row>
        <table:table-row table:style-name="Table7.1">
          <table:table-cell table:style-name="Table7.A5" office:value-type="string">
            <text:p text:style-name="P21">4.1.2</text:p>
          </table:table-cell>
          <table:table-cell table:style-name="Table7.B5" office:value-type="string">
            <text:p text:style-name="P15"><text:span text:style-name="T24">El</text:span><text:span text:style-name="T1"> </text:span>usuario<text:span text:style-name="T1"> </text:span>recibe<text:span text:style-name="T1"> </text:span>un<text:span text:style-name="T1"> </text:span>mail<text:span text:style-name="T1"> </text:span>de<text:span text:style-name="T1"> </text:span>advertencia<text:span text:style-name="T1"> </text:span>de<text:span text:style-name="T1"> </text:span>parte<text:span text:style-name="T1"> </text:span>del<text:span text:style-name="T1"> </text:span>administrador</text:p>
          </table:table-cell>
        </table:table-row>
        <table:table-row table:style-name="Table7.1">
          <table:table-cell table:style-name="Table7.A6" office:value-type="string">
            <text:p text:style-name="P21">4.1.3</text:p>
          </table:table-cell>
          <table:table-cell table:style-name="Table7.B6" office:value-type="string">
            <text:p text:style-name="P15"><text:span text:style-name="T24">Ir</text:span><text:span text:style-name="T1"> </text:span>al<text:span text:style-name="T1"> </text:span>paso<text:span text:style-name="T1"> </text:span>N°<text:span text:style-name="T1"> </text:span>6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sf<text:span text:style-name="T1"> </text:span>5.1</text:p>
          </table:table-cell>
          <table:table-cell table:style-name="Table8.B1" office:value-type="string">
            <text:h text:style-name="P32" text:outline-level="3">&lt;Eliminar&gt;</text:h>
          </table:table-cell>
        </table:table-row>
        <table:table-row table:style-name="Table8.1">
          <table:table-cell table:style-name="Table8.A2" office:value-type="string">
            <text:p text:style-name="P20">N°</text:p>
          </table:table-cell>
          <table:table-cell table:style-name="Table8.B2" office:value-type="string">
            <text:h text:style-name="P32" text:outline-level="3">Paso</text:h>
          </table:table-cell>
        </table:table-row>
        <table:table-row table:style-name="Table8.1">
          <table:table-cell table:style-name="Table8.A3" office:value-type="string">
            <text:p text:style-name="P14">5.1.1</text:p>
          </table:table-cell>
          <table:table-cell table:style-name="Table8.B3" office:value-type="string">
            <text:p text:style-name="P15"><text:span text:style-name="T24">El</text:span><text:span text:style-name="T1"> </text:span>administrador<text:span text:style-name="T1"> </text:span>constata<text:span text:style-name="T1"> </text:span>según<text:span text:style-name="T1"> </text:span>reglas<text:span text:style-name="T1"> </text:span>que<text:span text:style-name="T1"> </text:span>es<text:span text:style-name="T1"> </text:span>necesario<text:span text:style-name="T1"> </text:span>borrar<text:span text:style-name="T1"> </text:span>el<text:span text:style-name="T1"> </text:span>usuario</text:p>
          </table:table-cell>
        </table:table-row>
        <table:table-row table:style-name="Table8.1">
          <table:table-cell table:style-name="Table8.A4" office:value-type="string">
            <text:p text:style-name="P14">5.1.2</text:p>
          </table:table-cell>
          <table:table-cell table:style-name="Table8.B4" office:value-type="string">
            <text:p text:style-name="P15"><text:span text:style-name="T24">El</text:span><text:span text:style-name="T1"> </text:span>administrador<text:span text:style-name="T1"> </text:span>hace<text:span text:style-name="T1"> </text:span>un<text:span text:style-name="T1"> </text:span>click<text:span text:style-name="T1"> </text:span>en<text:span text:style-name="T1"> </text:span>Eliminar<text:span text:style-name="T1"> </text:span>usuario</text:p>
          </table:table-cell>
        </table:table-row>
        <table:table-row table:style-name="Table8.1">
          <table:table-cell table:style-name="Table8.A5" office:value-type="string">
            <text:p text:style-name="P21">5.1.3</text:p>
          </table:table-cell>
          <table:table-cell table:style-name="Table8.B5" office:value-type="string">
            <text:p text:style-name="P15"><text:span text:style-name="T24">El</text:span><text:span text:style-name="T1"> </text:span>sistema<text:span text:style-name="T1"> </text:span>envía<text:span text:style-name="T1"> </text:span>un<text:span text:style-name="T1"> </text:span>mail<text:span text:style-name="T1"> </text:span>de<text:span text:style-name="T1"> </text:span>que<text:span text:style-name="T1"> </text:span>el<text:span text:style-name="T1"> </text:span>usuario<text:span text:style-name="T1"> </text:span>tiene<text:span text:style-name="T1"> </text:span>24<text:span text:style-name="T1"> </text:span>horas<text:span text:style-name="T1"> </text:span>para<text:span text:style-name="T1"> </text:span>descargar<text:span text:style-name="T1"> </text:span>su<text:span text:style-name="T1"> </text:span>información<text:span text:style-name="T1"> </text:span>porque<text:span text:style-name="T1"> </text:span>a<text:span text:style-name="T1"> </text:span>cometido<text:span text:style-name="T1"> </text:span>una<text:span text:style-name="T1"> </text:span>falta<text:span text:style-name="T1"> </text:span>grave<text:span text:style-name="T1"> </text:span>y<text:span text:style-name="T1"> </text:span>sera<text:span text:style-name="T1"> </text:span>borrado<text:span text:style-name="T1"> </text:span>de<text:span text:style-name="T1"> </text:span>UmBook</text:p>
          </table:table-cell>
        </table:table-row>
        <table:table-row table:style-name="Table8.1">
          <table:table-cell table:style-name="Table8.A6" office:value-type="string">
            <text:p text:style-name="P21">5.1.4</text:p>
          </table:table-cell>
          <table:table-cell table:style-name="Table8.B6" office:value-type="string">
            <text:p text:style-name="P15"><text:span text:style-name="T24">Ir</text:span><text:span text:style-name="T1"> </text:span>al<text:span text:style-name="T1"> </text:span>paso<text:span text:style-name="T1"> </text:span>N°<text:span text:style-name="T1"> </text:span>6</text:p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8">sf<text:span text:style-name="T1"> </text:span>6.1</text:p>
          </table:table-cell>
          <table:table-cell table:style-name="Table9.B1" office:value-type="string">
            <text:h text:style-name="P32" text:outline-level="3">&lt;Suspender&gt;</text:h>
          </table:table-cell>
        </table:table-row>
        <table:table-row table:style-name="Table9.1">
          <table:table-cell table:style-name="Table9.A2" office:value-type="string">
            <text:p text:style-name="P20">N°</text:p>
          </table:table-cell>
          <table:table-cell table:style-name="Table9.B2" office:value-type="string">
            <text:h text:style-name="P32" text:outline-level="3">Paso</text:h>
          </table:table-cell>
        </table:table-row>
        <table:table-row table:style-name="Table9.1">
          <table:table-cell table:style-name="Table9.A3" office:value-type="string">
            <text:p text:style-name="P9"><text:span text:style-name="T4">2</text:span><text:span text:style-name="T4">.1.1</text:span></text:p>
          </table:table-cell>
          <table:table-cell table:style-name="Table9.B3" office:value-type="string">
            <text:p text:style-name="P15"><text:span text:style-name="T24">El</text:span><text:span text:style-name="T1"> </text:span>administrador<text:span text:style-name="T1"> </text:span>constata<text:span text:style-name="T1"> </text:span>según<text:span text:style-name="T1"> </text:span>reglas<text:span text:style-name="T1"> </text:span>que<text:span text:style-name="T1"> </text:span>es<text:span text:style-name="T1"> </text:span>necesario<text:span text:style-name="T1"> </text:span>suspender<text:span text:style-name="T1"> </text:span>el<text:span text:style-name="T1"> </text:span>usuario</text:p>
          </table:table-cell>
        </table:table-row>
        <table:table-row table:style-name="Table9.1">
          <table:table-cell table:style-name="Table9.A4" office:value-type="string">
            <text:p text:style-name="P9"><text:span text:style-name="T4">2</text:span><text:span text:style-name="T4">.1.3</text:span></text:p>
          </table:table-cell>
          <table:table-cell table:style-name="Table9.B4" office:value-type="string">
            <text:p text:style-name="P16"><text:span text:style-name="T24">El</text:span><text:span text:style-name="T1"> </text:span>administrador<text:span text:style-name="T1"> </text:span>hace<text:span text:style-name="T1"> </text:span>un<text:span text:style-name="T1"> </text:span>click<text:span text:style-name="T1"> </text:span>en<text:span text:style-name="T1"> </text:span>Suspender<text:span text:style-name="T1"> </text:span>usuario</text:p>
          </table:table-cell>
        </table:table-row>
        <table:table-row table:style-name="Table9.1">
          <table:table-cell table:style-name="Table9.A5" office:value-type="string">
            <text:p text:style-name="P21">2.1.4</text:p>
          </table:table-cell>
          <table:table-cell table:style-name="Table9.B5" office:value-type="string">
            <text:p text:style-name="P16"><text:span text:style-name="T24">El</text:span><text:span text:style-name="T1"> </text:span>sistema<text:span text:style-name="T1"> </text:span>envía<text:span text:style-name="T1"> </text:span>al<text:span text:style-name="T1"> </text:span>mail<text:span text:style-name="T1"> </text:span>un<text:span text:style-name="T1"> </text:span>aviso<text:span text:style-name="T1"> </text:span>de<text:span text:style-name="T1"> </text:span>suspensión<text:span text:style-name="T1"> </text:span>y<text:span text:style-name="T1"> </text:span>advertencia<text:span text:style-name="T1"> </text:span>por<text:span text:style-name="T1"> </text:span>48<text:span text:style-name="T1"> </text:span>hs.</text:p>
          </table:table-cell>
        </table:table-row>
        <table:table-row table:style-name="Table9.1">
          <table:table-cell table:style-name="Table9.A6" office:value-type="string">
            <text:p text:style-name="P21">2.1.5</text:p>
          </table:table-cell>
          <table:table-cell table:style-name="Table9.B6" office:value-type="string">
            <text:p text:style-name="P16"><text:span text:style-name="T24">El</text:span><text:span text:style-name="T1"> </text:span>sistema<text:span text:style-name="T1"> </text:span>guarda<text:span text:style-name="T1"> </text:span>la<text:span text:style-name="T1"> </text:span>información<text:span text:style-name="T1"> </text:span>para<text:span text:style-name="T1"> </text:span>habilitar<text:span text:style-name="T1"> </text:span>al<text:span text:style-name="T1"> </text:span>usuario<text:span text:style-name="T1"> </text:span>pasadas<text:span text:style-name="T1"> </text:span>las<text:span text:style-name="T1"> </text:span>48hs.</text:p>
          </table:table-cell>
        </table:table-row>
        <table:table-row table:style-name="Table9.1">
          <table:table-cell table:style-name="Table9.A7" office:value-type="string">
            <text:p text:style-name="P21">2.1.6</text:p>
          </table:table-cell>
          <table:table-cell table:style-name="Table9.B7" office:value-type="string">
            <text:p text:style-name="P22">Ir<text:span text:style-name="T1"> </text:span>al<text:span text:style-name="T1"> </text:span>paso<text:span text:style-name="T1"> </text:span>N°6</text:p>
          </table:table-cell>
        </table:table-row>
      </table:table>
      <text:p text:style-name="P26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37" text:outline-level="5"><text:span text:style-name="T24">Consideraciones</text:span><text:span text:style-name="T1"> </text:span>de<text:span text:style-name="T1"> </text:span>diseño</text:h>
            </table:table-cell>
          </table:table-row>
        </table:table-header-rows>
      </table:table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8">Cod</text:p>
          </table:table-cell>
          <table:table-cell table:style-name="Table11.A1" office:value-type="string">
            <text:p text:style-name="P28">Nombre</text:p>
          </table:table-cell>
          <table:table-cell table:style-name="Table11.C1" office:value-type="string">
            <text:h text:style-name="P32" text:outline-level="3">Descripción</text:h>
          </table:table-cell>
        </table:table-row>
        <table:table-row table:style-name="Table11.1">
          <table:table-cell table:style-name="Table11.A2" office:value-type="string">
            <text:p text:style-name="P17"><text:span text:style-name="T24">cd</text:span><text:span text:style-name="T1"> </text:span>3.1</text:p>
          </table:table-cell>
          <table:table-cell table:style-name="Table11.B2" office:value-type="string">
            <text:p text:style-name="P17"><text:span text:style-name="T24">Administrar</text:span><text:span text:style-name="T1"> </text:span>Usuarios</text:p>
          </table:table-cell>
          <table:table-cell table:style-name="Table11.C2" office:value-type="string">
            <text:p text:style-name="P27"><text:span text:style-name="T24">Opciones:Buscar</text:span><text:span text:style-name="T1"> </text:span>Usuario,<text:span text:style-name="T1"> </text:span>Borrar,<text:span text:style-name="T1"> </text:span>Advertir,<text:span text:style-name="T1"> </text:span>Suspender.</text:p>
          </table:table-cell>
        </table:table-row>
      </table:table>
      <text:p text:style-name="P26"/>
      <table:table table:name="Table12" table:style-name="Table12">
        <table:table-column table:style-name="Table12.A"/>
        <table:table-header-rows>
          <table:table-row table:style-name="Table12.1">
            <table:table-cell table:style-name="Table12.A1" office:value-type="string">
              <text:h text:style-name="P36" text:outline-level="5">Observaciones</text:h>
            </table:table-cell>
          </table:table-row>
        </table:table-header-rows>
      </table:table>
      <text:p text:style-name="P2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8">Cod</text:p>
          </table:table-cell>
          <table:table-cell table:style-name="Table13.B1" office:value-type="string">
            <text:h text:style-name="P32" text:outline-level="3">Descripción</text:h>
          </table:table-cell>
        </table:table-row>
        <table:table-row table:style-name="Table13.1">
          <table:table-cell table:style-name="Table13.A2" office:value-type="string">
            <text:p text:style-name="P17"><text:span text:style-name="T24">{Ob</text:span><text:span text:style-name="T1"> </text:span>n}</text:p>
          </table:table-cell>
          <table:table-cell table:style-name="Table13.B2" office:value-type="string">
            <text:p text:style-name="P13"/>
          </table:table-cell>
        </table:table-row>
      </table:table>
      <text:p text:style-name="Standard"/>
      <table:table table:name="Table14" table:style-name="Table14">
        <table:table-column table:style-name="Table14.A"/>
        <table:table-header-rows>
          <table:table-row table:style-name="Table14.1">
            <table:table-cell table:style-name="Table14.A1" office:value-type="string">
              <text:h text:style-name="P37" text:outline-level="5"><text:span text:style-name="T24">Documentación</text:span><text:span text:style-name="T1"> </text:span>anexa</text:h>
            </table:table-cell>
          </table:table-row>
        </table:table-header-rows>
      </table:table>
      <text:p text:style-name="P2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8">Nombre</text:p>
          </table:table-cell>
          <table:table-cell table:style-name="Table15.A1" office:value-type="string">
            <text:p text:style-name="P28">Tipo</text:p>
          </table:table-cell>
          <table:table-cell table:style-name="Table15.C1" office:value-type="string">
            <text:h text:style-name="P32" text:outline-level="3">Nombre/Lugar</text:h>
          </table:table-cell>
        </table:table-row>
        <table:table-row table:style-name="Table15.1">
          <table:table-cell table:style-name="Table15.A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6" style:family="table">
      <style:table-properties style:width="17.071cm" table:align="left" style:writing-mode="lr-tb"/>
    </style:style>
    <style:style style:name="Table16.A" style:family="table-column">
      <style:table-column-properties style:column-width="6.033cm"/>
    </style:style>
    <style:style style:name="Table16.B" style:family="table-column">
      <style:table-column-properties style:column-width="5.292cm"/>
    </style:style>
    <style:style style:name="Table16.C" style:family="table-column">
      <style:table-column-properties style:column-width="5.747cm"/>
    </style:style>
    <style:style style:name="Table16.1" style:family="table-row">
      <style:table-row-properties style:row-height="0.953cm" style:keep-together="true" fo:keep-together="auto"/>
    </style:style>
    <style:style style:name="Table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6.C1" style:family="table-cell">
      <style:table-cell-properties style:vertical-align="top" fo:padding="0.097cm" fo:border="0.1pt solid #000000" style:writing-mode="lr-tb"/>
    </style:style>
    <style:style style:name="Table16.2" style:family="table-row">
      <style:table-row-properties style:keep-together="true" fo:keep-together="auto"/>
    </style:style>
    <style:style style:name="Table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</style:style>
    <style:style style:name="MP4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-asian="Arial"/>
    </style:style>
    <style:style style:name="MT2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3" style:family="text">
      <style:text-properties style:font-name="Arial" fo:font-size="10pt" style:font-name-asian="Arial" style:font-size-asian="10pt" style:font-name-complex="Arial" style:font-size-complex="10pt" style:language-complex="zxx" style:country-complex="none"/>
    </style:style>
    <style:style style:name="MT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5" style:family="text">
      <style:text-properties fo:color="#000000" style:font-name="Arial" fo:font-size="10pt" fo:language="es" fo:country="ES" fo:font-weight="bold" style:font-name-asian="Arial" style:font-size-asian="10pt" style:font-weight-asian="bold" style:font-name-complex="Arial" style:font-size-complex="10pt" style:language-complex="zxx" style:country-complex="none" style:font-weight-complex="bold"/>
    </style:style>
    <style:style style:name="MT6" style:family="text">
      <style:text-properties fo:color="#000000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T7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8" style:family="text">
      <style:text-properties fo:color="#000000" style:font-name="Arial" fo:font-size="10pt" fo:language="es" fo:country="ES" fo:font-style="italic" fo:font-weight="bold" style:font-name-asian="Arial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9" style:family="text">
      <style:text-properties fo:color="#000000" style:font-name="Arial" fo:font-size="10pt" fo:language="es" fo:country="ES" fo:font-style="italic" fo:font-weight="bold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10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table:number-rows-spanned="2" office:value-type="string">
              <text:p text:style-name="MP1"/>
            </table:table-cell>
            <table:table-cell table:style-name="Table16.A1" table:number-rows-spanned="2" office:value-type="string">
              <text:p text:style-name="MP2">Especificación<text:span text:style-name="MT1"> </text:span>de<text:span text:style-name="MT1"> </text:span>Casos<text:span text:style-name="MT1"> </text:span>de<text:span text:style-name="MT1"> </text:span>Uso</text:p>
            </table:table-cell>
            <table:table-cell table:style-name="Table16.C1" office:value-type="string">
              <text:p text:style-name="MP3"><text:span text:style-name="MT2">Código:</text:span><text:span text:style-name="MT3"> </text:span><text:span text:style-name="MT2">CU0004</text:span></text:p>
              <text:p text:style-name="MP4"/>
              <text:p text:style-name="MP4"/>
              <text:p text:style-name="MP4"/>
              <text:p text:style-name="MP4"/>
            </table:table-cell>
          </table:table-row>
          <table:table-row table:style-name="Table16.2">
            <table:covered-table-cell/>
            <table:covered-table-cell/>
            <table:table-cell table:style-name="Table16.C2" office:value-type="string">
              <text:p text:style-name="MP5">Versión<text:span text:style-name="MT1"> </text:span>1.0</text:p>
            </table:table-cell>
          </table:table-row>
          <table:table-row table:style-name="Table16.3">
            <table:table-cell table:style-name="Table16.C2" table:number-columns-spanned="3" office:value-type="string">
              <text:p text:style-name="MP6"><text:span text:style-name="MT4">Caso</text:span><text:span text:style-name="MT5"> </text:span><text:span text:style-name="MT6">de</text:span><text:span text:style-name="MT5"> </text:span><text:span text:style-name="MT6">Uso</text:span><text:span text:style-name="MT5"> </text:span><text:span text:style-name="MT7">Administrar</text:span><text:span text:style-name="MT8"> </text:span><text:span text:style-name="MT9">Usuari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2">Página</text:span><text:span text:style-name="MT3"> </text:span><text:span text:style-name="MT10"><text:page-number text:select-page="current">6</text:page-number></text:span><text:span text:style-name="MT3"> </text:span><text:span text:style-name="MT2">de</text:span><text:span text:style-name="MT3"> </text:span><text:span text:style-name="MT2">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 CUGE0001 - ADMINISTRAR INFORMACION DE REFERENCIA</dc:title>
    <meta:initial-creator>Silice</meta:initial-creator>
    <meta:creation-date>2009-04-21T17:15:00</meta:creation-date>
    <dc:date>2012-06-08T11:22:41</dc:date>
    <meta:print-date>2009-04-20T17:18:00</meta:print-date>
    <meta:editing-cycles>10</meta:editing-cycles>
    <meta:editing-duration>PT20M23S</meta:editing-duration>
    <meta:generator>LibreOffice/3.4$Unix LibreOffice_project/340m1$Build-402</meta:generator>
    <meta:document-statistic meta:table-count="16" meta:image-count="0" meta:object-count="0" meta:page-count="6" meta:paragraph-count="108" meta:word-count="376" meta:character-count="2302" meta:non-whitespace-character-count="2024"/>
    <meta:user-defined meta:name="Info 1"/>
    <meta:user-defined meta:name="Info 2"/>
    <meta:user-defined meta:name="Info 3"/>
    <meta:user-defined meta:name="Info 4"/>
  </office:meta>
</office:document-meta>
</file>